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1" style:family="table">
      <style:table-properties style:width="17.013cm" fo:margin-left="0cm" table:align="left"/>
    </style:style>
    <style:style style:name="Tabel1.A" style:family="table-column">
      <style:table-column-properties style:column-width="4.101cm"/>
    </style:style>
    <style:style style:name="Tabel1.B" style:family="table-column">
      <style:table-column-properties style:column-width="6.271cm"/>
    </style:style>
    <style:style style:name="Tabel1.C" style:family="table-column">
      <style:table-column-properties style:column-width="6.64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list-style-name="L1">
      <style:text-properties style:text-underline-style="none" fo:font-weight="normal" style:font-weight-asian="normal" style:font-weight-complex="normal"/>
    </style:style>
    <style:style style:name="P4" style:family="paragraph" style:parent-style-name="Standard">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list-style-name="L2">
      <style:text-properties fo:font-style="italic" style:text-underline-style="none" fo:font-weight="normal" style:font-style-asian="italic" style:font-weight-asian="normal" style:font-style-complex="italic" style:font-weight-complex="normal"/>
    </style:style>
    <style:style style:name="P6" style:family="paragraph" style:parent-style-name="Standard">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list-style-name="L4">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list-style-name="L5">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list-style-name="L6">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list-style-name="L7">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list-style-name="L8">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text-properties fo:font-style="normal" style:text-underline-style="none" fo:font-weight="bold" style:font-style-asian="normal" style:font-weight-asian="bold" style:font-style-complex="normal" style:font-weight-complex="bold"/>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ofdstuk 11: Binaire zoekbomen</text:p>
      <text:p text:style-name="P2">11.1 Definitie</text:p>
      <text:list xml:id="list220525035" text:style-name="L1">
        <text:list-item>
          <text:p text:style-name="P3">Een binaire zoekboom is een dictionary, net zoals een hashtabel.</text:p>
        </text:list-item>
        <text:list-item>
          <text:p text:style-name="P3">Bij een dictionary wordt er in tegenstelling tot bij een container wel gekeken naar de inhoud van een sleutel om de plaats te bepalen.</text:p>
        </text:list-item>
        <text:list-item>
          <text:p text:style-name="P3">Een dictionary ondersteunt zoeken, toevoegen en verwijderen.</text:p>
        </text:list-item>
        <text:list-item>
          <text:p text:style-name="P3">Een binaire zoekboom voegt hier operaties die te maken hebben met een volgorde aan toe.</text:p>
        </text:list-item>
        <text:list-item>
          <text:p text:style-name="P3">Een binaire zoekboom is zo een compromis tussen een hashtabel en een gesorteerde tabel. Een hashtabel is zeer efficiënt voor Z T en V maar biedt geen mogelijkheden voor rangschikken of voor het uitvoeren van andere operaties die met volgorde te maken hebben.</text:p>
          <text:p text:style-name="P3">Een gerangschikte tabel zorgt voor snelle en eenvoudige operaties die met volgorde te maken hebben maar heeft een slechte efficiëntie bij toevoegen en verwijderen omdat er dan gemiddeld de helft van de elementen verschoven zal moeten worden.</text:p>
        </text:list-item>
        <text:list-item>
          <text:p text:style-name="P3">Een binaire zoekboom is een binaire boom waarvan elke knoop een sleutel met bijhorende informatie bevat. Alle sleutels in de linkse deelboom zijn kleiner (of gelijk aan) de sleutel van de knoop. Alle sleutels in de rechtse deelboom zijn groter dan (of gelijk aan) de sleutel van de knoop.</text:p>
        </text:list-item>
        <text:list-item>
          <text:p text:style-name="P3">Een binaire zoekboom is dus recursief opgebouwd uit binaire zoekbomen.</text:p>
        </text:list-item>
        <text:list-item>
          <text:p text:style-name="P3">Een binaire zoekboom heeft niet noodzakelijk een perfect opgevulde structuur, in het uiterste geval heeft elke knoop één kind -&gt; gelinkte lijst.</text:p>
        </text:list-item>
      </text:list>
      <text:p text:style-name="P2">11.2 Zoeken</text:p>
      <text:p text:style-name="P4">Zoeken naar een sleutel</text:p>
      <text:list xml:id="list1657842150" text:style-name="L2">
        <text:list-item>
          <text:p text:style-name="P5"><text:span text:style-name="T1">Deze procedure is eenvoudig recursief te implementeren.</text:span></text:p>
        </text:list-item>
        <text:list-item>
          <text:p text:style-name="P5"><text:span text:style-name="T1">Vergelijk de zoeksleutel met de sleutel van de wortel</text:span></text:p>
          <text:p text:style-name="P5"><text:span text:style-name="T1">- Is de sleutel kleiner dan deze van de wortel, zoek dan verder in de linkse deelboom.</text:span></text:p>
          <text:p text:style-name="P5"><text:span text:style-name="T1">- Is de sleutel gelijk aan deze van de wortel -&gt; gevonden</text:span></text:p>
          <text:p text:style-name="P5"><text:span text:style-name="T1">- Is de sleutel groter dan deze van de wortel, zoek dan verder in de rechtse deelboom.</text:span></text:p>
        </text:list-item>
        <text:list-item>
          <text:p text:style-name="P5"><text:span text:style-name="T1">Er wordt dus een weg gevolgd van de wortel naar een zeker knoop.</text:span></text:p>
        </text:list-item>
        <text:list-item>
          <text:p text:style-name="P5"><text:span text:style-name="T1">De langst mogelijke weg komt overeen met de hoogte h van de boom. Zoeken is dus O(h)</text:span></text:p>
        </text:list-item>
        <text:list-item>
          <text:p text:style-name="P5"><text:span text:style-name="T1">Aangezien er steeds wordt afgedaald in de boom zijn ouderpointers niet nodig.</text:span></text:p>
        </text:list-item>
      </text:list>
      <text:p text:style-name="P4">Zoeken op volgorde</text:p>
      <text:list xml:id="list1417332382" text:style-name="L3">
        <text:list-item>
          <text:p text:style-name="P7">Zoeken naar het minimum en het maximum</text:p>
          <text:p text:style-name="P7">- Voor elke zoekboom bevindt het minimum zich in de linkse deelboom of indien deze leeg is, in de wortel.</text:p>
          <text:p text:style-name="P7">- Om het minimum te vinden moet men dus de linkse kindwijzers vanuit de wortel volgen tot men een knoop zonder linkerkind vindt.</text:p>
          <text:p text:style-name="P7">- Ook deze operatie volgt een weg vanuit de wortel naar beneden, de lengte van deze weg is maximaal de hoogte van de boom. De operatie heeft dus O(h).</text:p>
          <text:p text:style-name="P7">- Zoeken naar het maximum is analoog.</text:p>
          <text:p text:style-name="P7">- Er wordt enkel afgedaald in de boom, ouderpointers zijn niet nodig.</text:p>
        </text:list-item>
        <text:list-item>
          <text:p text:style-name="P7">Zoeken naar opvolger en voorloper</text:p>
          <text:p text:style-name="P7">- Indien de rechtse deelboom niet ledig is, is de opvolger van een zeker element het kleinste element uit de rechtse deelboom.</text:p>
          <text:p text:style-name="P7">- Is de rechtse deelboom wel leeg, dan zal de opvolger in een andere tak zitten. We moeten dus omhoog gaan in de boom (ouderpointers nodig) tot we een knoop tegenkomen waarin we vanuit de linkertak komen. De opvolger is dan het kleinste element uit de rechtertak. Vinden we nooit een knoop waarin we uit de linkertak komen, dan is er geen opvolger.</text:p>
          <text:p text:style-name="P7">- Bij deze operatie is de maximale weg opnieuw de hoogte van de boom, deze operatie is dus O(h).</text:p>
        </text:list-item>
      </text:list>
      <text:p text:style-name="P6"/>
      <text:p text:style-name="P6"/>
      <text:p text:style-name="P13"><text:soft-page-break/>11.3 Toevoegen</text:p>
      <text:list xml:id="list964668299" text:style-name="L4">
        <text:list-item>
          <text:p text:style-name="P8">Toevoegen van een knoop moet niet alleen een nieuwe binaire boom opleveren maar ook de basiseigenschap van de sleutels van een binaire zoekboom moeten intact gehouden worden.</text:p>
        </text:list-item>
        <text:list-item>
          <text:p text:style-name="P8">Indien er geen duplicaten mogen voorkomen, is het toevoegen eenvoudig, we zoeken naar de sleutel tot we een lege boom tegenkomen, dit is de plaats waar de nieuwe knoop zal moeten komen. In dit geval zal toevoegen zich herleiden tot zoeken, de maximaal af te leggen weg is dan de hoogte van de boom -&gt; O(h).</text:p>
        </text:list-item>
        <text:list-item>
          <text:p text:style-name="P8">Zijn er duplicaten mogelijk, dan is het toevoegen minder eenvoudig.</text:p>
        </text:list-item>
        <text:list-item>
          <text:p text:style-name="P8">Er zijn meerdere werkwijzes:</text:p>
          <text:p text:style-name="P8">- Sla gelijke sleutels steeds in de meest rechtse deelboom op. Dit kan de hoogte van de boom heel groot maken. Indien men n gelijke sleutels aan een lege boom zal toevoegen, krijgt men een reeks van knopen met telkens maar één kindknoop -&gt; gelinkte lijst van n elementen. Aangezien de meeste operaties O(h) zijn is dit niet ideaal.</text:p>
          <text:p text:style-name="P8">- Voorzie slechts één knoop voor alle duplicaten die hun gemeenschappelijke sleutel bevat en een gelinkte lijst voor alle bijhorende informatie. Nadeel van deze oplossing is dat we de overhead hebben van de pointers naar de extra elementen, indien er slechts weinig duplicaten zijn, nemen deze relatief veel plaats in beslag. Voordeel is de eenvoud en vooral de beperkte hoogte van de boom.</text:p>
          <text:p text:style-name="P8">- Sla duplicaten afwisselen op in de linker- en in de rechterdeelboom. Dit kan door een logische waarde toe te voegen aan elke knoop die omgewisseld wordt na het toe voegen van een duplicaat. <text:s/>Voordeel is het feit dat dit zorgt voor ene gebalanceerde boom. Nadeel is de kost van de logische waarde en de iets grotere hoogte van de boom.</text:p>
          <text:p text:style-name="P8">- Om de kost van de logische waarde te vermijden kan men bij het toevoegen van een duplicaat random een logische waarde genereren die aangeeft of het duplicaat in de linker- of in de rechterdeelboom moet terecht komen.</text:p>
          <text:p text:style-name="P8"/>
        </text:list-item>
      </text:list>
      <text:p text:style-name="P13">11.4 Performantie van zoeken en toevoegen</text:p>
      <text:list xml:id="list2167759157" text:style-name="L8">
        <text:list-item>
          <text:p text:style-name="P12">De lengte van de afgelegde weg bij zoeken en toevoegen is nooit groter dan de hoogte van de boom.</text:p>
        </text:list-item>
        <text:list-item>
          <text:p text:style-name="P12">Deze hoogte is echter in het slechtse geval n-1 zodat de performantie van zoeken en toevoegen dan O(n) wordt.</text:p>
        </text:list-item>
        <text:list-item>
          <text:p text:style-name="P12">Men kan aantonen dat de gemiddelde hoogte van de boom O(lg n) is, als men ervan uitgaat dat elke volgorde van sleutels even waarschijnlijk is.</text:p>
        </text:list-item>
        <text:list-item>
          <text:p text:style-name="P12">De tijd voor elke zoek- en toevoegoperatie wordt bepaald door de diepte van de gezochte knoop.</text:p>
        </text:list-item>
        <text:list-item>
          <text:p text:style-name="P12">Daarom bepalen we de gemiddelde diepte van een knoop.</text:p>
        </text:list-item>
        <text:list-item>
          <text:p text:style-name="P12">Om deze gemiddelde diepte te bepalen hebben we de inwendige weglengte nodig, dit is de gemiddelde som van alle diepten van alle knopen.</text:p>
        </text:list-item>
        <text:list-item>
          <text:p text:style-name="P12">De gemiddelde inwendige weglengte voor een binaire zoekboom met n knopen noteren we als D(n). (D(1) = D(0) = 0.</text:p>
        </text:list-item>
        <text:list-item>
          <text:p text:style-name="P12">Men verondersteld alle mogelijke toevoegvolgorden (n!) even waarschijnlijk.</text:p>
        </text:list-item>
        <text:list-item>
          <text:p text:style-name="P12">Elke sleutel heeft dus dezelfde waarschijnlijkheid om wortel te zijn. Alle kleinere sleutels komen in de linkerdeelboom terecht, de grotere in de rechterdeelboom.</text:p>
        </text:list-item>
        <text:list-item>
          <text:p text:style-name="P12">Als de i-de sleutel (in inorder volgorde) wortel is, dan bevat de linkse deelboom i – 1 sleutels. <text:s/>De gemiddelde inwendige weglengte in de linkse deelboom is dus D(i-1), de gemiddelde inwendige weglengte in een boom met i-1 knopen. In de rechtse deelboom is dit D(n-i).</text:p>
        </text:list-item>
        <text:list-item>
          <text:p text:style-name="P12">De gemiddelde inwendige weglengte van de volledige boom is dus </text:p>
          <text:p text:style-name="P12">D(i – 1) + D(n -i ) + n -1</text:p>
        </text:list-item>
      </text:list>
      <text:p text:style-name="P13"/>
      <text:p text:style-name="P13"/>
      <text:p text:style-name="P13"><text:soft-page-break/>11.5 Verwijderen</text:p>
      <text:list xml:id="list2127519364" text:style-name="L5">
        <text:list-item>
          <text:p text:style-name="P9">Verwijderen zorgt ervoor dat de structuur van de boom zal moeten aangepast worden.</text:p>
        </text:list-item>
        <text:list-item>
          <text:p text:style-name="P9">Indien er niet veel sleutels moeten verwijderd worden, is de eenvoudigste oplossing “lazy deletion” waarbij een speciale sleutel de afwezigheid van de sleutel zal aanduiden.</text:p>
        </text:list-item>
        <text:list-item>
          <text:p text:style-name="P9">Dit heeft weinig effect op de globale performantie, de gemiddelde hoogte van de boom wordt niet veel groter.</text:p>
        </text:list-item>
        <text:list-item>
          <text:p text:style-name="P9">Gebruikt men gelinkte lijsten, dan is deze methode nog interessanter. Een verwijderde sleutel wordt dan aangeduid door een lege gelinkte lijst.</text:p>
        </text:list-item>
        <text:list-item>
          <text:p text:style-name="P9">Moeten er echter veel sleutels verwijderd worden, dan moeten de knopen effectief uit de boom verdwijnen. Dit wil dan ook zeggen dat de structuur van de boom aangepast moet worden.</text:p>
        </text:list-item>
        <text:list-item>
          <text:p text:style-name="P9">Er zijn drie mogelijke situaties:</text:p>
          <text:p text:style-name="P9">- De te verwijderen knoop heeft geen kinderen. Deze knoop mag zonder verdere aanpassingen verwijderd worden.</text:p>
          <text:p text:style-name="P9">- De te verwijderen knoop heeft één kind. <text:s/>De ouder wordt de nieuwe ouder van de kindknoop. De kindknoop wordt een linkerkind als de te verwijderen knoop een linkerkind was.</text:p>
          <text:p text:style-name="P9">- De te verwijderen knoop heeft twee kinderen. Er worden twee kinderen ouderloos en er komt slechts één knoop vrij. Aangezien de te verwijderen knoop twee kinderen heeft is de rechtse deelboom niet leeg en heeft de te verwijderen knoop dus een opvolger. Deze opvolger heeft geen linkerkind (anders zou dit linkerkind de opvolger zijn). De opvolger kan men dus eenvoudig verwijderen (geval 1 of geval 2). Men verplaatst nu de opvolger naar de plaats van de te verwijderen knoop. Aangezien de sleutel van de opvolger zeker groter is dan de sleutel van de te verwijderen knoop en zeker kleiner is dan de andere knopen in de rechterdeelboom blijft de voorwaarde voldaan. Deze manier van werken kan tot gevolg hebben dat men een onevenwichtige boom krijgt. Om dit te voorkomen kan men afwisselend een te verwijderen knoop vervangen door zijn voorganger en door zijn opvolger.</text:p>
        </text:list-item>
        <text:list-item>
          <text:p text:style-name="P9">De twee eerste gevallen vereisen een constant aantal operaties nadat de te verwijderen knoop gevonden is. In het laatste geval moet men ook nog een opvolger zoeken. Verwijderen is dus ook O(h).</text:p>
        </text:list-item>
      </text:list>
      <text:p text:style-name="P13">11.6 Threaded tree</text:p>
      <text:list xml:id="list853187146" text:style-name="L6">
        <text:list-item>
          <text:p text:style-name="P10">Een binaire boom met n knopen heeft steeds n+1 nullpointers.</text:p>
        </text:list-item>
        <text:list-item>
          <text:p text:style-name="P10">Deze kunnen nuttiger gebruikt worden door ze naar andere knopen in de boom te laten verwijzen.</text:p>
        </text:list-item>
        <text:list-item>
          <text:p text:style-name="P10">Men moet dan wel een onderscheid maken tussen een gewone wijzer naar een kind en deze speciale wijzers.</text:p>
        </text:list-item>
        <text:list-item>
          <text:p text:style-name="P10">Een threaded tree is een binaire zoekboom waarbij een rechtse nullpointer naar de opvolger van de knoop verwijst en een linkse nullpointer naar de voorloper verwijst.</text:p>
        </text:list-item>
        <text:list-item>
          <text:p text:style-name="P10">De threads verwijzen steeds naar hoger gelegen knopen:</text:p>
          <text:p text:style-name="P10">- Een knoop kan enkel een wijzer naar een voorloper hebben als hij geen linkerkind heeft.</text:p>
        </text:list-item>
      </text:list>
      <text:p text:style-name="P6"><text:s text:c="12"/>Deze voorloper is de eerstvolgende voorouder waarvoor de knoop in een rechterdeelboom <text:tab/>ligt.</text:p>
      <text:p text:style-name="P6"><text:tab/>- Een knoop kan enkel een wijzer naar een opvolger bevatten als hij geen rechterkind heeft.</text:p>
      <text:p text:style-name="P6"><text:tab/>Deze opvolger is dan de eerstvolgende voorouder waarvoor de knoop in een linkerdeelboom </text:p>
      <text:p text:style-name="P6"><text:tab/>ligt.</text:p>
      <text:list xml:id="list1418803850" text:style-name="L7">
        <text:list-item>
          <text:p text:style-name="P11">Deze extra informatie bij een knoop zorgt ervoor dat men steeds eenvoudig de opvolger of de voorloper van een knoop kan vinden. De opvolger is ofwel het maximum van de rechtse deelboom ofwel de knoop waar er rechtstreeks naar verwezen wordt.</text:p>
        </text:list-item>
        <text:list-item>
          <text:p text:style-name="P11">Men kan nu eenvoudig de boom inorder overlopen zonder dat er een stack nodig is.</text:p>
        </text:list-item>
        <text:list-item>
          <text:p text:style-name="P11">Toevoegen en verwijderen wordt iets moeilijker maar dit weegt niet op tegen de voordelen.</text:p>
        </text:list-item>
        <text:list-item>
          <text:p text:style-name="P11"><text:soft-page-break/>Meestal heeft men de voorlopers niet nodig en zal men enkel een thread bijhouden voor de opvolger -&gt; right-threaded tree. Houdt men enkel een thread bij voor de voorloper, dan heeft men een left-threaded tree.</text:p>
          <text:p text:style-name="P11"/>
        </text:list-item>
      </text:list>
      <text:p text:style-name="P13">11.7 Hashtabel of binaire boom</text:p>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Table_20_Heading"/>
            </table:table-cell>
            <table:table-cell table:style-name="Tabel1.A1" office:value-type="string">
              <text:p text:style-name="Table_20_Heading">Hashtabel</text:p>
            </table:table-cell>
            <table:table-cell table:style-name="Tabel1.C1" office:value-type="string">
              <text:p text:style-name="Table_20_Heading">Binaire boom</text:p>
            </table:table-cell>
          </table:table-row>
        </table:table-header-rows>
        <table:table-row>
          <table:table-cell table:style-name="Tabel1.A2" office:value-type="string">
            <text:p text:style-name="Table_20_Contents">Operaties</text:p>
          </table:table-cell>
          <table:table-cell table:style-name="Tabel1.A2" office:value-type="string">
            <text:p text:style-name="Table_20_Contents">- Woordenboekoperaties (Z T V)</text:p>
            <text:p text:style-name="Table_20_Contents">- Eenvoudigere structuur</text:p>
            <text:p text:style-name="Table_20_Contents">- De sleutels moeten geen ordening ondersteunen.</text:p>
          </table:table-cell>
          <table:table-cell table:style-name="Tabel1.C2" office:value-type="string">
            <text:p text:style-name="Table_20_Contents">- Ook operaties die te maken hebben met de volgorde.</text:p>
            <text:p text:style-name="Table_20_Contents">- Ook meer complexe zoekopdrachten zoals zoeken naar de grootste, kleinste sleutel of naar de opvolger of voorloper van een sleutel of zelfs naar alle sleutels tussen twee waarden kunnen ondersteund worden.</text:p>
          </table:table-cell>
        </table:table-row>
        <table:table-row>
          <table:table-cell table:style-name="Tabel1.A2" office:value-type="string">
            <text:p text:style-name="Table_20_Contents">Performantie</text:p>
          </table:table-cell>
          <table:table-cell table:style-name="Tabel1.A2" office:value-type="string">
            <text:p text:style-name="Table_20_Contents">- Woordenboekoperaties zijn gemiddeld O(1), onafhankelijk van het aantal opgeslagen sleutels.</text:p>
            <text:p text:style-name="Table_20_Contents">- In het slechtste geval O(n) en dit is niet te vermijden.</text:p>
          </table:table-cell>
          <table:table-cell table:style-name="Tabel1.C2" office:value-type="string">
            <text:p text:style-name="Table_20_Contents">- gemiddeld O(h) -&gt; O(lg n)</text:p>
            <text:p text:style-name="Table_20_Contents">- In het slechtste geval O(n) maar men kan dit vermijden.</text:p>
          </table:table-cell>
        </table:table-row>
        <table:table-row>
          <table:table-cell table:style-name="Tabel1.A2" office:value-type="string">
            <text:p text:style-name="Table_20_Contents">Geheugenvereisten</text:p>
          </table:table-cell>
          <table:table-cell table:style-name="Tabel1.A2" office:value-type="string">
            <text:p text:style-name="Table_20_Contents">- Statische structuur.</text:p>
            <text:p text:style-name="Table_20_Contents">- Opeenvolgende geheugenruimte nodig.</text:p>
            <text:p text:style-name="Table_20_Contents">- Deze aaneensluitende blok in het geheugen zorgt er wel voor dat gegevens met een grotere kans in het cachegeheugen van de processor gaan teruggevonden worden.</text:p>
          </table:table-cell>
          <table:table-cell table:style-name="Tabel1.C2" office:value-type="string">
            <text:p text:style-name="Table_20_Contents">- Dynamische structuur.</text:p>
            <text:p text:style-name="Table_20_Contents">- Mag gefragmenteerd zijn.</text:p>
            <text:p text:style-name="Table_20_Contents">- Kan dynamisch groeien.</text:p>
          </table:table-cell>
        </table:table-row>
      </table:table>
      <text:p text:style-name="P1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meta:initial-creator>
    <meta:creation-date>2013-05-01T10:04:50</meta:creation-date>
    <dc:date>2013-05-01T12:35:56</dc:date>
    <dc:creator>sam </dc:creator>
    <meta:editing-duration>PT2H15M56S</meta:editing-duration>
    <meta:editing-cycles>5</meta:editing-cycles>
    <meta:generator>LibreOffice/3.4$Linux LibreOffice_project/340m1$Build-402</meta:generator>
    <meta:document-statistic meta:table-count="1" meta:image-count="0" meta:object-count="0" meta:page-count="4" meta:paragraph-count="101" meta:word-count="1898" meta:character-count="10991" meta:non-whitespace-character-count="9240"/>
  </office:meta>
</office:document-meta>
</file>